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/>
      <text:p text:style-name="Standard">Novemeber</text:p>
      <text:p text:style-name="Standard"><text:tab/>-find jogl reference libraries online</text:p>
      <text:p text:style-name="Standard"><text:tab/>-jogl tutorials</text:p>
      <text:p text:style-name="Standard"><text:tab/>-make first working jogl class</text:p>
      <text:p text:style-name="Standard"><text:tab/>-make first person perspective</text:p>
      <text:p text:style-name="Standard">December</text:p>
      <text:p text:style-name="Standard"><text:tab/>-make terrain</text:p>
      <text:p text:style-name="Standard"><text:tab/>-make terrain dynamic (like in minecraft)</text:p>
      <text:p text:style-name="Standard">January</text:p>
      <text:p text:style-name="Standard"><text:tab/>-make person prefab</text:p>
      <text:p text:style-name="Standard"><text:tab/>-make person customizablility w/ textures (faces + groups)</text:p>
      <text:p text:style-name="Standard">February</text:p>
      <text:p text:style-name="Standard"><text:tab/>-make person communication &amp; identification</text:p>
      <text:p text:style-name="Standard"><text:tab/><text:tab/>-AI is consious of one another</text:p>
      <text:p text:style-name="Standard"><text:tab/><text:tab/>-UI for talking works (and AI can receive input)</text:p>
      <text:p text:style-name="Standard">March</text:p>
      <text:p text:style-name="Standard"><text:tab/>-make AI understand basic language (process unput)</text:p>
      <text:p text:style-name="Standard">April</text:p>
      <text:p text:style-name="Standard"><text:tab/>-finish AI</text:p>
      <text:p text:style-name="Standard">May</text:p>
      <text:p text:style-name="Standard"><text:tab/>-make extras</text:p>
      <text:p text:style-name="Standard"><text:tab/><text:tab/>-animals</text:p>
      <text:p text:style-name="Standard"><text:tab/><text:tab/>-trees</text:p>
      <text:p text:style-name="Standard"><text:tab/><text:tab/>-menus (after getting design from Rachael)</text:p>
      <text:p text:style-name="Standard">June</text:p>
      <text:p text:style-name="Standard"><text:tab/>-add sound</text:p>
      <text:p text:style-name="Standard">July</text:p>
      <text:p text:style-name="Standard"><text:tab/>-wrap up</text:p>
      <text:p text:style-name="Standard"><text:tab/>-debu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2S</meta:editing-duration>
    <meta:editing-cycles>7</meta:editing-cycles>
    <meta:generator>OpenOffice/4.0.0$Win32 OpenOffice.org_project/400m3$Build-9702</meta:generator>
    <dc:date>2013-11-14T17:55:25.01</dc:date>
    <dc:creator>Nate Schultz</dc:creator>
    <meta:document-statistic meta:table-count="0" meta:image-count="0" meta:object-count="0" meta:page-count="1" meta:paragraph-count="30" meta:word-count="90" meta:character-count="607"/>
    <meta:user-defined meta:name="Info 1"/>
    <meta:user-defined meta:name="Info 2"/>
    <meta:user-defined meta:name="Info 3"/>
    <meta:user-defined meta:name="Info 4"/>
  </office:meta>
</office:document-meta>
</file>